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orphans="2" fo:widows="2" fo:text-indent="0in" style:auto-text-indent="false" fo:background-color="transparent" fo:padding="0in" fo:border="none" style:shadow="none" style:join-border="false"/>
      <style:text-properties style:font-name="Arial" fo:font-weight="bold" style:font-name-asian="Arial1" style:font-weight-asian="bold" style:font-name-complex="Arial1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style:font-name-asian="Arial1" style:font-name-complex="Arial1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style:font-name-asian="Arial1" style:font-name-complex="Arial1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38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transparent" style:font-name-asian="Arial1" style:font-size-asian="12pt" style:font-style-asian="italic" style:font-weight-asian="bold" style:font-name-complex="Arial1" style:font-size-complex="12pt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38%" fo:text-align="justify" style:justify-single-word="false" fo:keep-together="auto" fo:orphans="2" fo:widows="2" fo:text-indent="0.5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lways" style:join-border="false"/>
    </style:style>
    <style:style style:name="P17" style:family="paragraph" style:parent-style-name="Heading_20_1" style:list-style-name="WWNum1">
      <style:paragraph-properties fo:margin-left="0in" fo:margin-right="0in" fo:text-indent="0in" style:auto-text-indent="false"/>
    </style:style>
    <style:style style:name="P18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19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20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P23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24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</style:style>
    <style:style style:name="P25" style:family="paragraph" style:parent-style-name="Heading_20_1" style:list-style-name="WWNum1">
      <style:paragraph-properties fo:margin-left="0in" fo:margin-right="0in" fo:text-indent="0in" style:auto-text-indent="false"/>
      <style:text-properties fo:font-variant="normal" fo:text-transform="none" fo:font-style="normal" fo:font-weight="bold" style:font-style-asian="normal" style:font-weight-asian="bold"/>
    </style:style>
    <style:style style:name="P26" style:family="paragraph" style:parent-style-name="Heading_20_2" style:list-style-name="WWNum1">
      <style:paragraph-properties fo:margin-left="0in" fo:margin-right="0in" fo:text-indent="0in" style:auto-text-indent="false"/>
    </style:style>
    <style:style style:name="P27" style:family="paragraph" style:parent-style-name="Heading_20_2" style:list-style-name="WWNum1">
      <style:paragraph-properties fo:margin-left="0in" fo:margin-right="0in" fo:text-align="justify" style:justify-single-word="false" fo:text-indent="0in" style:auto-text-indent="false"/>
    </style:style>
    <style:style style:name="P28" style:family="paragraph" style:parent-style-name="Heading_20_2" style:list-style-name="WWNum1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29" style:family="paragraph" style:parent-style-name="Heading_20_3" style:list-style-name="WWNum1">
      <style:paragraph-properties fo:margin-left="0in" fo:margin-right="0in" fo:text-indent="0in" style:auto-text-indent="false"/>
    </style:style>
    <style:style style:name="P30" style:family="paragraph" style:parent-style-name="Heading_20_3" style:list-style-name="WWNum1">
      <style:paragraph-properties fo:margin-left="0in" fo:margin-right="0in" fo:text-align="justify" style:justify-single-word="false" fo:text-indent="0in" style:auto-text-indent="false"/>
    </style:style>
    <style:style style:name="P31" style:family="paragraph" style:parent-style-name="Heading_20_3" style:list-style-name="WWNum1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32" style:family="paragraph" style:parent-style-name="normal" style:master-page-name="Standard">
      <loext:graphic-properties draw:fill="none" draw:fill-color="#ffffff"/>
      <style:paragraph-properties fo:margin-left="0in" fo:margin-right="2.2535in" fo:margin-top="0in" fo:margin-bottom="0in" style:contextual-spacing="false" fo:line-height="120%" fo:text-align="end" style:justify-single-word="false" fo:keep-together="auto" fo:orphans="2" fo:widows="2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normal">
      <loext:graphic-properties draw:fill="none" draw:fill-color="#ffffff"/>
      <style:paragraph-properties fo:margin-left="0in" fo:margin-right="2.748in" fo:margin-top="0.0272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normal">
      <loext:graphic-properties draw:fill="none" draw:fill-color="#ffffff"/>
      <style:paragraph-properties fo:margin-left="0in" fo:margin-right="1.8165in" fo:margin-top="0.4654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normal">
      <loext:graphic-properties draw:fill="none" draw:fill-color="#ffffff"/>
      <style:paragraph-properties fo:margin-left="0in" fo:margin-right="2.6409in" fo:margin-top="3.7744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38%" fo:text-align="justify" style:justify-single-word="false" fo:keep-together="auto" fo:orphans="2" fo:widows="2" fo:text-indent="0.5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39" style:family="paragraph" style:parent-style-name="normal">
      <loext:graphic-properties draw:fill="none" draw:fill-color="#ffffff"/>
      <style:paragraph-properties fo:margin-left="0in" fo:margin-right="2.0547in" fo:margin-top="0.8965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40" style:family="paragraph" style:parent-style-name="normal" style:list-style-name="WWNum1">
      <style:paragraph-properties fo:margin-left="0in" fo:margin-right="0in" fo:margin-top="0.0555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41" style:family="paragraph" style:parent-style-name="normal" style:list-style-name="WWNum1">
      <style:paragraph-properties fo:margin-left="0in" fo:margin-right="0in" fo:margin-top="0.139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42" style:family="paragraph" style:parent-style-name="normal" style:list-style-name="WWNum1">
      <style:paragraph-properties fo:margin-left="0in" fo:margin-right="0in" fo:margin-top="0.139in" fo:margin-bottom="0.0555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43" style:family="paragraph" style:parent-style-name="normal" style:list-style-name="WWNum1">
      <style:paragraph-properties fo:margin-left="0.25in" fo:margin-right="0in" fo:margin-top="0.0417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44" style:family="paragraph" style:parent-style-name="normal" style:list-style-name="WWNum1">
      <style:paragraph-properties fo:margin-left="0.5in" fo:margin-right="0in" fo:margin-top="0.0417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fo:background-color="transparent" loext:char-shading-value="0" style:font-name-asian="Liberation Sans1" style:font-size-asian="16pt" style:font-style-asian="normal" style:font-weight-asian="bold" style:font-name-complex="Liberation Sans1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font-size-asian="14pt" style:font-style-asian="normal" style:font-weight-asian="bold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fo:background-color="#ffffff" loext:char-shading-value="0" style:font-size-asian="14pt" style:font-style-asian="normal" style:font-weight-asian="bold" style:font-size-complex="14pt"/>
    </style:style>
    <style:style style:name="T9" style:family="text">
      <style:text-properties fo:font-variant="normal" fo:text-transform="none" fo:font-style="normal" fo:font-weight="bold" style:font-style-asian="normal" style:font-weight-asian="bold"/>
    </style:style>
    <style:style style:name="T10" style:family="text">
      <style:text-properties style:font-name="Arial" fo:background-color="#ffffff" loext:char-shading-value="0" style:font-name-asian="Arial1" style:font-name-complex="Arial1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gjdgxs"/>INICIAÇÃO CIENTÍFICA</text:p>
      <text:p text:style-name="P33">PIBIC-USP</text:p>
      <text:p text:style-name="Title"><text:span text:style-name="T7">I</text:span><text:span text:style-name="T8">NTELIGÊNCIA ARTIFICIAL NA EXPLORAÇÃO MINERAL PARA GRAFITA: CONCEITOS, MÉTODOS E APLICAÇÃO</text:span></text:p>
      <text:p text:style-name="P39">Gabriel Góes Rocha de Lima</text:p>
      <text:p text:style-name="P34">Orientador: Prof. Dr. Caetano Juliani</text:p>
      <text:p text:style-name="Subtitle">RELATÓRIO PARCIAL</text:p>
      <text:p text:style-name="P35">Maio de 2022</text:p>
      <text:p text:style-name="P6"/>
      <text:p text:style-name="P6"><text:line-break/><text:line-break/></text:p>
      <text:list xml:id="list1671755075" text:style-name="WWNum1">
        <text:list-item>
          <text:p text:style-name="P17"><text:bookmark text:name="_30j0zll"/>RESUMO</text:p>
        </text:list-item>
      </text:list>
      <text:p text:style-name="P8"><text:soft-page-break/></text:p>
      <text:p text:style-name="P15"><text:span text:style-name="T2">A grafita é um bem mineral de importância tecnológica emergente com as novas propriedades descobertas nas últimas décadas no ramo da engenharia de nanomateriais, como no emprego de fabricação de baterias elétricas, supercondutores e fibras leves de alta resistência, e com potencial para fabricação de materiais essenciais para a indústria. Estes novos usos têm aumentado a demanda pela </text:span><text:span text:style-name="T10">commodity,</text:span><text:span text:style-name="T2"> trazendo assim, a necessidade de descoberta de novos depósitos economicamente viáveis levando em conta sua localização, volume e grau de pureza.</text:span></text:p>
      <text:p text:style-name="P38">Recentemente, as técnicas de aprendizagem de máquina têm aumentado a viabilidade dos projetos de prospecção mineral devido ao seu baixo custo de execução e sua alta capacidade de correlação de inúmeras variáveis simultaneamente.</text:p>
      <text:p text:style-name="P38">Com isto, neste projeto, pretende-se utilizar algoritmos de inteligência artificial e dados de sensores remotos para identificar padrões entre os atributos geofísicos e suas classes litológicas mineralizantes, bem como de suas ocorrências minerais. Assim, desenvolvendo novos mapas litológicos para confrontar os existentes e mapas prospectivos de minério de grafita no sistema de nappes de Socorro–Guaxupé no nordeste do estado de São Paulo, divisa com Minas Gerais.</text:p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list xml:id="list115905340981203" text:continue-numbering="true" text:style-name="WWNum1">
        <text:list-item>
          <text:p text:style-name="P18"><text:bookmark text:name="_ej5mx9uf5ml"/></text:p>
        </text:list-item>
      </text:list>
      <text:p text:style-name="P9"/>
      <text:list xml:id="list115906148888984" text:continue-numbering="true" text:style-name="WWNum1">
        <text:list-item>
          <text:p text:style-name="P18"><text:bookmark text:name="_civzimn8tqfi"/></text:p>
        </text:list-item>
      </text:list>
      <text:p text:style-name="P9"/>
      <text:p text:style-name="P16"><text:soft-page-break/><text:span text:style-name="T4"><text:s text:c="46"/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115905252653687" text:continue-numbering="true" text:style-name="WWNum1">
            <text:list-item>
              <text:p text:style-name="P40"><text:a xlink:type="simple" xlink:href="#_30j0zll" text:style-name="Index_20_Link" text:visited-style-name="Index_20_Link"><text:span text:style-name="T5"><text:s/>RESUMO</text:span></text:a><text:span text:style-name="T5"><text:tab/></text:span><text:span text:style-name="T6">2</text:span></text:p>
            </text:list-item>
            <text:list-item>
              <text:p text:style-name="P41"><text:a xlink:type="simple" xlink:href="#_ej5mx9uf5ml" text:style-name="Index_20_Link" text:visited-style-name="Index_20_Link"><text:span text:style-name="T6"><text:s/></text:span></text:a><text:span text:style-name="T6"><text:tab/>2</text:span></text:p>
            </text:list-item>
            <text:list-item>
              <text:p text:style-name="P41"><text:a xlink:type="simple" xlink:href="#_civzimn8tqfi" text:style-name="Index_20_Link" text:visited-style-name="Index_20_Link"><text:span text:style-name="T6"><text:s/></text:span></text:a><text:span text:style-name="T6"><text:tab/>2</text:span></text:p>
            </text:list-item>
            <text:list-item>
              <text:p text:style-name="P41"><text:a xlink:type="simple" xlink:href="#_7cnmfl2s0i3o" text:style-name="Index_20_Link" text:visited-style-name="Index_20_Link"><text:span text:style-name="T11"><text:s/></text:span></text:a><text:span text:style-name="T11"><text:tab/>6</text:span></text:p>
            </text:list-item>
            <text:list-item>
              <text:p text:style-name="P41"><text:a xlink:type="simple" xlink:href="#_knbcdklpwpm9" text:style-name="Index_20_Link" text:visited-style-name="Index_20_Link"><text:span text:style-name="T6"><text:s/></text:span></text:a><text:span text:style-name="T6"><text:tab/>6</text:span></text:p>
            </text:list-item>
            <text:list-item>
              <text:p text:style-name="P41"><text:a xlink:type="simple" xlink:href="#_1fob9te" text:style-name="Index_20_Link" text:visited-style-name="Index_20_Link"><text:span text:style-name="T5"><text:s/>I. INTRODUÇÃO</text:span></text:a><text:span text:style-name="T5"><text:tab/></text:span><text:span text:style-name="T6">6</text:span></text:p>
            </text:list-item>
            <text:list-item>
              <text:p text:style-name="P43"><text:a xlink:type="simple" xlink:href="#_3znysh7" text:style-name="Index_20_Link" text:visited-style-name="Index_20_Link"><text:span text:style-name="T5"><text:s/>1.1 APRESENTAÇÃO</text:span></text:a><text:span text:style-name="T5"><text:tab/>6</text:span></text:p>
            </text:list-item>
            <text:list-item>
              <text:p text:style-name="P43"><text:a xlink:type="simple" xlink:href="#_2et92p0" text:style-name="Index_20_Link" text:visited-style-name="Index_20_Link"><text:span text:style-name="T5"><text:s/>1.2 OBJETIVOS</text:span></text:a><text:span text:style-name="T5"><text:tab/>6</text:span></text:p>
            </text:list-item>
            <text:list-item>
              <text:p text:style-name="P43"><text:a xlink:type="simple" xlink:href="#_tyjcwt" text:style-name="Index_20_Link" text:visited-style-name="Index_20_Link"><text:span text:style-name="T5"><text:s/>1.3 ÁREA DE ESTUDO</text:span></text:a><text:span text:style-name="T5"><text:tab/>7</text:span></text:p>
            </text:list-item>
            <text:list-item>
              <text:p text:style-name="P41"><text:a xlink:type="simple" xlink:href="#_9vtgktnwaa16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u1q36rd5z2e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hxhyh7fv6ekj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3dy6vkm" text:style-name="Index_20_Link" text:visited-style-name="Index_20_Link"><text:span text:style-name="T5"><text:s/>II. CONTEXTO GEOLÓGICO</text:span></text:a><text:span text:style-name="T5"><text:tab/></text:span><text:span text:style-name="T6">7</text:span></text:p>
            </text:list-item>
            <text:list-item>
              <text:p text:style-name="P43"><text:a xlink:type="simple" xlink:href="#_1t3h5sf" text:style-name="Index_20_Link" text:visited-style-name="Index_20_Link"><text:span text:style-name="T5"><text:s/>2.1 NAPPE SOCORRO</text:span></text:a><text:span text:style-name="T5"><text:tab/>7</text:span></text:p>
            </text:list-item>
            <text:list-item>
              <text:p text:style-name="P43"><text:a xlink:type="simple" xlink:href="#_4d34og8" text:style-name="Index_20_Link" text:visited-style-name="Index_20_Link"><text:span text:style-name="T5"><text:s/>2.2 NAPPE GUAXUPÉ</text:span></text:a><text:span text:style-name="T5"><text:tab/>7</text:span></text:p>
            </text:list-item>
            <text:list-item>
              <text:p text:style-name="P41"><text:a xlink:type="simple" xlink:href="#_b3kwtvq4o5ym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94to3hjgmcw3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ni1zp0ha8wks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9v191erxe6o1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41"><text:a xlink:type="simple" xlink:href="#_b5h6j2wnxm81" text:style-name="Index_20_Link" text:visited-style-name="Index_20_Link"><text:soft-page-break/><text:span text:style-name="T6"><text:s/></text:span></text:a><text:span text:style-name="T6"><text:tab/>7</text:span></text:p>
            </text:list-item>
            <text:list-item>
              <text:p text:style-name="P41"><text:a xlink:type="simple" xlink:href="#_8p3hn95j3dj5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93tcjshmjdm1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3mi9dmxq8g3j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2s8eyo1" text:style-name="Index_20_Link" text:visited-style-name="Index_20_Link"><text:span text:style-name="T5"><text:s/>III. A GRAFITA</text:span></text:a><text:span text:style-name="T5"><text:tab/></text:span><text:span text:style-name="T6">8</text:span></text:p>
            </text:list-item>
            <text:list-item>
              <text:p text:style-name="P43"><text:a xlink:type="simple" xlink:href="#_17dp8vu" text:style-name="Index_20_Link" text:visited-style-name="Index_20_Link"><text:span text:style-name="T5"><text:s/>3.1 APRESENTAÇÃO</text:span></text:a><text:span text:style-name="T5"><text:tab/>8</text:span></text:p>
            </text:list-item>
            <text:list-item>
              <text:p text:style-name="P43"><text:a xlink:type="simple" xlink:href="#_3rdcrjn" text:style-name="Index_20_Link" text:visited-style-name="Index_20_Link"><text:span text:style-name="T5"><text:s/>3.2 OCORRÊNCIA</text:span></text:a><text:span text:style-name="T5"><text:tab/>8</text:span></text:p>
            </text:list-item>
            <text:list-item>
              <text:p text:style-name="P43"><text:a xlink:type="simple" xlink:href="#_26in1rg" text:style-name="Index_20_Link" text:visited-style-name="Index_20_Link"><text:span text:style-name="T5"><text:s/>3.3 TIPOS DE MINERALIZAÇÃO DE GRAFITA</text:span></text:a><text:span text:style-name="T5"><text:tab/>8</text:span></text:p>
            </text:list-item>
            <text:list-item>
              <text:p text:style-name="P43"><text:a xlink:type="simple" xlink:href="#_lnxbz9" text:style-name="Index_20_Link" text:visited-style-name="Index_20_Link"><text:span text:style-name="T5"><text:s/>3.4 GRAFITA NO SISTEMA DE NAPPES SOCORRO –GUAXUPÉ</text:span></text:a><text:span text:style-name="T5"><text:tab/>8</text:span></text:p>
            </text:list-item>
            <text:list-item>
              <text:p text:style-name="P41"><text:a xlink:type="simple" xlink:href="#_z0vxc5j1dnav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6ybdnbaglbnl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1jw0dedmi26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ih8ye4ptr82b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svrk3jp82aup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guw80cefe3gl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41"><text:a xlink:type="simple" xlink:href="#_crgfkl51wypk" text:style-name="Index_20_Link" text:visited-style-name="Index_20_Link"><text:span text:style-name="T6"><text:s/></text:span></text:a><text:span text:style-name="T6"><text:tab/>9</text:span></text:p>
            </text:list-item>
            <text:list-item>
              <text:p text:style-name="P41"><text:a xlink:type="simple" xlink:href="#_i5ez59bdmct7" text:style-name="Index_20_Link" text:visited-style-name="Index_20_Link"><text:span text:style-name="T6"><text:s/></text:span></text:a><text:span text:style-name="T6"><text:tab/>9</text:span></text:p>
            </text:list-item>
            <text:list-item>
              <text:p text:style-name="P41"><text:a xlink:type="simple" xlink:href="#_p9fo52329465" text:style-name="Index_20_Link" text:visited-style-name="Index_20_Link"><text:span text:style-name="T6"><text:s/></text:span></text:a><text:span text:style-name="T6"><text:tab/>9</text:span></text:p>
            </text:list-item>
            <text:list-item>
              <text:p text:style-name="P41"><text:a xlink:type="simple" xlink:href="#_iunik7s39mnq" text:style-name="Index_20_Link" text:visited-style-name="Index_20_Link"><text:span text:style-name="T6"><text:s/>IV. MATERIAIS</text:span></text:a><text:span text:style-name="T6"><text:tab/>9</text:span></text:p>
            </text:list-item>
            <text:list-item>
              <text:p text:style-name="P43"><text:a xlink:type="simple" xlink:href="#_35nkun2" text:style-name="Index_20_Link" text:visited-style-name="Index_20_Link"><text:span text:style-name="T5"><text:s/>4.1 APRESENTAÇÃO</text:span></text:a><text:span text:style-name="T5"><text:tab/>9</text:span></text:p>
            </text:list-item>
            <text:list-item>
              <text:p text:style-name="P43"><text:a xlink:type="simple" xlink:href="#_1ksv4uv" text:style-name="Index_20_Link" text:visited-style-name="Index_20_Link"><text:soft-page-break/><text:span text:style-name="T5"><text:s/>4.2 PROJETOS AEROGEOFÍSICOS</text:span></text:a><text:span text:style-name="T5"><text:tab/>9</text:span></text:p>
            </text:list-item>
            <text:list-item>
              <text:p text:style-name="P44"><text:a xlink:type="simple" xlink:href="#_44sinio" text:style-name="Index_20_Link" text:visited-style-name="Index_20_Link"><text:span text:style-name="T5"><text:s/>4.2.1 SÃO JOSÉ DOS CAMPOS – RESENDE</text:span></text:a><text:span text:style-name="T5"><text:tab/>9</text:span></text:p>
            </text:list-item>
            <text:list-item>
              <text:p text:style-name="P44"><text:a xlink:type="simple" xlink:href="#_2jxsxqh" text:style-name="Index_20_Link" text:visited-style-name="Index_20_Link"><text:span text:style-name="T5"><text:s/>4.2.2 SÃO PAULO – RIO DE JANEIRO (ÁREA SÃO PAULO)</text:span></text:a><text:span text:style-name="T5"><text:tab/>9</text:span></text:p>
            </text:list-item>
            <text:list-item>
              <text:p text:style-name="P44"><text:a xlink:type="simple" xlink:href="#_z337ya" text:style-name="Index_20_Link" text:visited-style-name="Index_20_Link"><text:span text:style-name="T5"><text:s/>4.2.3 ÁREA 14 MINAS GERAIS – POÇOS DE CALDAS – VARGINHA – ANDRELÂNDIA</text:span></text:a><text:span text:style-name="T5"><text:tab/>9</text:span></text:p>
            </text:list-item>
            <text:list-item>
              <text:p text:style-name="P43"><text:a xlink:type="simple" xlink:href="#_3j2qqm3" text:style-name="Index_20_Link" text:visited-style-name="Index_20_Link"><text:span text:style-name="T5"><text:s/>4.3 FERRAMENTAS</text:span></text:a><text:span text:style-name="T5"><text:tab/>10</text:span></text:p>
            </text:list-item>
            <text:list-item>
              <text:p text:style-name="P41"><text:a xlink:type="simple" xlink:href="#_adnn2vxxmevv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41"><text:a xlink:type="simple" xlink:href="#_1y810tw" text:style-name="Index_20_Link" text:visited-style-name="Index_20_Link"><text:span text:style-name="T5"><text:s/>V. MÉTODOS</text:span></text:a><text:span text:style-name="T5"><text:tab/></text:span><text:span text:style-name="T6">10</text:span></text:p>
            </text:list-item>
            <text:list-item>
              <text:p text:style-name="P43"><text:a xlink:type="simple" xlink:href="#_4i7ojhp" text:style-name="Index_20_Link" text:visited-style-name="Index_20_Link"><text:span text:style-name="T5"><text:s/>5.1 APRESENTAÇÃO</text:span></text:a><text:span text:style-name="T5"><text:tab/>10</text:span></text:p>
            </text:list-item>
            <text:list-item>
              <text:p text:style-name="P43"><text:a xlink:type="simple" xlink:href="#_2xcytpi" text:style-name="Index_20_Link" text:visited-style-name="Index_20_Link"><text:span text:style-name="T5"><text:s/>5.2 MÉTODO AEROMAGNETOMÉTRICO</text:span></text:a><text:span text:style-name="T5"><text:tab/>10</text:span></text:p>
            </text:list-item>
            <text:list-item>
              <text:p text:style-name="P43"><text:a xlink:type="simple" xlink:href="#_1ci93xb" text:style-name="Index_20_Link" text:visited-style-name="Index_20_Link"><text:span text:style-name="T5"><text:s/>5.3 PROCESSAMENTO DE DADOS AEROMAGNETOMÉTRICOS</text:span></text:a><text:span text:style-name="T5"><text:tab/>10</text:span></text:p>
            </text:list-item>
            <text:list-item>
              <text:p text:style-name="P44"><text:a xlink:type="simple" xlink:href="#_3whwml4" text:style-name="Index_20_Link" text:visited-style-name="Index_20_Link"><text:span text:style-name="T5"><text:s/>5.3.1 Pré-processamento dos dados aeromagnetométricos</text:span></text:a><text:span text:style-name="T5"><text:tab/>10</text:span></text:p>
            </text:list-item>
            <text:list-item>
              <text:p text:style-name="P44"><text:a xlink:type="simple" xlink:href="#_2bn6wsx" text:style-name="Index_20_Link" text:visited-style-name="Index_20_Link"><text:span text:style-name="T5"><text:s/>5.3.2 Interpolação dos dados aeromagnetométricos</text:span></text:a><text:span text:style-name="T5"><text:tab/>10</text:span></text:p>
            </text:list-item>
            <text:list-item>
              <text:p text:style-name="P44"><text:a xlink:type="simple" xlink:href="#_qsh70q" text:style-name="Index_20_Link" text:visited-style-name="Index_20_Link"><text:span text:style-name="T5"><text:s/>5.3.3 Amplitude do Sinal Analítico</text:span></text:a><text:span text:style-name="T5"><text:tab/>10</text:span></text:p>
            </text:list-item>
            <text:list-item>
              <text:p text:style-name="P44"><text:a xlink:type="simple" xlink:href="#_3as4poj" text:style-name="Index_20_Link" text:visited-style-name="Index_20_Link"><text:span text:style-name="T5"><text:s/>5.3.4 Gradiente Horizontal Total</text:span></text:a><text:span text:style-name="T5"><text:tab/>10</text:span></text:p>
            </text:list-item>
            <text:list-item>
              <text:p text:style-name="P43"><text:a xlink:type="simple" xlink:href="#_1pxezwc" text:style-name="Index_20_Link" text:visited-style-name="Index_20_Link"><text:span text:style-name="T5"><text:s/>5.4 MÉTODO AEROGAMAESPECTROMÉTRICO</text:span></text:a><text:span text:style-name="T5"><text:tab/>10</text:span></text:p>
            </text:list-item>
            <text:list-item>
              <text:p text:style-name="P43"><text:a xlink:type="simple" xlink:href="#_49x2ik5" text:style-name="Index_20_Link" text:visited-style-name="Index_20_Link"><text:span text:style-name="T5"><text:s/>5.5 PROCESSAMENTO DE DADOS AEROGAMAESPECTROMÉTRICOS</text:span></text:a><text:span text:style-name="T5"><text:tab/>10</text:span></text:p>
            </text:list-item>
            <text:list-item>
              <text:p text:style-name="P44"><text:a xlink:type="simple" xlink:href="#_2p2csry" text:style-name="Index_20_Link" text:visited-style-name="Index_20_Link"><text:span text:style-name="T5"><text:s/>5.5.1 Pré-processamento dos dados aerogamaespectrométricos</text:span></text:a><text:span text:style-name="T5"><text:tab/>10</text:span></text:p>
            </text:list-item>
            <text:list-item>
              <text:p text:style-name="P44"><text:a xlink:type="simple" xlink:href="#_147n2zr" text:style-name="Index_20_Link" text:visited-style-name="Index_20_Link"><text:span text:style-name="T5"><text:s/>5.5.2 Interpolação dos dados gama espectrométricos</text:span></text:a><text:span text:style-name="T5"><text:tab/>10</text:span></text:p>
            </text:list-item>
            <text:list-item>
              <text:p text:style-name="P44"><text:a xlink:type="simple" xlink:href="#_3o7alnk" text:style-name="Index_20_Link" text:visited-style-name="Index_20_Link"><text:span text:style-name="T5"><text:s/>5.5.3 Mapas ternários</text:span></text:a><text:span text:style-name="T5"><text:tab/>10</text:span></text:p>
            </text:list-item>
            <text:list-item>
              <text:p text:style-name="P43"><text:a xlink:type="simple" xlink:href="#_23ckvvd" text:style-name="Index_20_Link" text:visited-style-name="Index_20_Link"><text:span text:style-name="T5"><text:s/>5.6 MÉTODOS DE CLASSIFICAÇÃO NÃO-SUPERVISIONADA</text:span></text:a><text:span text:style-name="T5"><text:tab/>10</text:span></text:p>
            </text:list-item>
            <text:list-item>
              <text:p text:style-name="P44"><text:a xlink:type="simple" xlink:href="#_ihv636" text:style-name="Index_20_Link" text:visited-style-name="Index_20_Link"><text:span text:style-name="T5"><text:s/>5.6.1 SELF-ORGANIZING MAPS (SOM)</text:span></text:a><text:span text:style-name="T5"><text:tab/>10</text:span></text:p>
            </text:list-item>
            <text:list-item>
              <text:p text:style-name="P43"><text:a xlink:type="simple" xlink:href="#_32hioqz" text:style-name="Index_20_Link" text:visited-style-name="Index_20_Link"><text:span text:style-name="T5"><text:s/>5.7 MÉTODOS DE CLASSIFICAÇÃO SUPERVISIONADA</text:span></text:a><text:span text:style-name="T5"><text:tab/>10</text:span></text:p>
            </text:list-item>
            <text:list-item>
              <text:p text:style-name="P44"><text:a xlink:type="simple" xlink:href="#_1hmsyys" text:style-name="Index_20_Link" text:visited-style-name="Index_20_Link"><text:span text:style-name="T5"><text:s/>5.7.1 RANDOM FORESTS</text:span></text:a><text:span text:style-name="T5"><text:tab/>10</text:span></text:p>
            </text:list-item>
            <text:list-item>
              <text:p text:style-name="P44"><text:a xlink:type="simple" xlink:href="#_41mghml" text:style-name="Index_20_Link" text:visited-style-name="Index_20_Link"><text:soft-page-break/><text:span text:style-name="T5"><text:s/>5.7.1 SUPPORT VECTOR MACHINES</text:span></text:a><text:span text:style-name="T5"><text:tab/>10</text:span></text:p>
            </text:list-item>
            <text:list-item>
              <text:p text:style-name="P41"><text:a xlink:type="simple" xlink:href="#_oe8k8xse1jjv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41"><text:a xlink:type="simple" xlink:href="#_ecxyfoae3bkd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41"><text:a xlink:type="simple" xlink:href="#_akr3758e4gbc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41"><text:a xlink:type="simple" xlink:href="#_tzp6wo8hfjw5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2grqrue" text:style-name="Index_20_Link" text:visited-style-name="Index_20_Link"><text:span text:style-name="T5"><text:s/>VI. RESULTADOS E DISCUSSÕES</text:span></text:a><text:span text:style-name="T5"><text:tab/></text:span><text:span text:style-name="T6">11</text:span></text:p>
            </text:list-item>
            <text:list-item>
              <text:p text:style-name="P43"><text:a xlink:type="simple" xlink:href="#_vx1227" text:style-name="Index_20_Link" text:visited-style-name="Index_20_Link"><text:span text:style-name="T5"><text:s/>6.1 APRESENTAÇÃO</text:span></text:a><text:span text:style-name="T5"><text:tab/>11</text:span></text:p>
            </text:list-item>
            <text:list-item>
              <text:p text:style-name="P43"><text:a xlink:type="simple" xlink:href="#_3fwokq0" text:style-name="Index_20_Link" text:visited-style-name="Index_20_Link"><text:span text:style-name="T5"><text:s/>6.2 INTERPRETAÇÃO DOS DADOS AEROMAGNETOMÉTRICOS</text:span></text:a><text:span text:style-name="T5"><text:tab/>11</text:span></text:p>
            </text:list-item>
            <text:list-item>
              <text:p text:style-name="P41"><text:a xlink:type="simple" xlink:href="#_16gy9pl0mtxs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3q6hhxl8ob7d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523g3bm1oj2o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bolbpaqwy5yd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vpop9eu6vn10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qm855eawbm8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v1rf8yv4w0if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qh8hldaprq9l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jwshykncon9e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phfwg07lupab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17k4rdxt61rc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eb9k3wlcx7s8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41"><text:a xlink:type="simple" xlink:href="#_9z9r1lkf36y0" text:style-name="Index_20_Link" text:visited-style-name="Index_20_Link"><text:soft-page-break/><text:span text:style-name="T6"><text:s/></text:span></text:a><text:span text:style-name="T6"><text:tab/>11</text:span></text:p>
            </text:list-item>
            <text:list-item>
              <text:p text:style-name="P41"><text:a xlink:type="simple" xlink:href="#_ssqavf32s79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1v1yuxt" text:style-name="Index_20_Link" text:visited-style-name="Index_20_Link"><text:span text:style-name="T5"><text:s/>VII. CONCLUSÕES</text:span></text:a><text:span text:style-name="T5"><text:tab/></text:span><text:span text:style-name="T6">12</text:span></text:p>
            </text:list-item>
            <text:list-item>
              <text:p text:style-name="P41"><text:a xlink:type="simple" xlink:href="#_i5uez5u83e6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taymrrxrr828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esgcm2j8drqz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b3dfzzx2j9fn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w2fftinsrmks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5vjrp2k708ft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m8q4qzwtpy7q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8yxwv0vq0jj5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oqmb9idwhcij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1102m9mw349u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witvq0xj0ie2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igotn234y47a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amjpzjni32ad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8zwuglyoi188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wdxyo0doi1n9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41"><text:a xlink:type="simple" xlink:href="#_8b455srgzbju" text:style-name="Index_20_Link" text:visited-style-name="Index_20_Link"><text:span text:style-name="T6"><text:s/></text:span></text:a><text:span text:style-name="T6"><text:tab/>13</text:span></text:p>
            </text:list-item>
            <text:list-item>
              <text:p text:style-name="P41"><text:a xlink:type="simple" xlink:href="#_4f1mdlm" text:style-name="Index_20_Link" text:visited-style-name="Index_20_Link"><text:soft-page-break/><text:span text:style-name="T5"><text:s/>VIII. BIBLIOGRAFIA</text:span></text:a><text:span text:style-name="T5"><text:tab/></text:span><text:span text:style-name="T6">13</text:span></text:p>
            </text:list-item>
            <text:list-item>
              <text:p text:style-name="P42"><text:a xlink:type="simple" xlink:href="#_9domcuyhw258" text:style-name="Index_20_Link" text:visited-style-name="Index_20_Link"><text:span text:style-name="T6"><text:s/></text:span></text:a><text:span text:style-name="T6"><text:tab/>7</text:span></text:p>
            </text:list-item>
          </text:list>
        </text:index-body>
      </text:table-of-content>
      <text:list xml:id="list115905678062729" text:continue-numbering="true" text:style-name="WWNum1">
        <text:list-item>
          <text:p text:style-name="P19"><text:bookmark text:name="_knbcdklpwpm9"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list xml:id="list115905755531945" text:continue-numbering="true" text:style-name="WWNum1">
        <text:list-item>
          <text:p text:style-name="P24"><text:bookmark text:name="_1fob9te"/><text:soft-page-break/><text:tab/>I. INTRODUÇÃO</text:p>
          <text:list>
            <text:list-item>
              <text:p text:style-name="P27"><text:bookmark text:name="_3znysh7"/>1.1 APRESENTAÇ<text:span text:style-name="T11">ÃO</text:span></text:p>
            </text:list-item>
          </text:list>
        </text:list-item>
      </text:list>
      <text:p text:style-name="P14"><text:span text:style-name="T3"><text:tab/></text:span><text:span text:style-name="T1">A grafita possui grande importância industrial e sua demanda tem aumentado devido aos novos usos com potencial de crescimento ainda maior com a ascensão dos motores elétricos em detrimento dos motores à combustão e a necessidade de baterias de alta capacidade para aqueles. Assim, este material tem se tornado estratégico com os preços da grafita de alto teor (grafita em flocos) ultrapassando a casa dos milhares de dólares por toneladas métricas</text:span></text:p>
      <text:list xml:id="list115905237233161" text:continue-numbering="true" text:style-name="WWNum1">
        <text:list-item>
          <text:list>
            <text:list-item>
              <text:p text:style-name="P27"><text:bookmark text:name="_2et92p0"/>1.2 OBJETIVOS</text:p>
            </text:list-item>
          </text:list>
        </text:list-item>
      </text:list>
      <text:p text:style-name="P7"><text:tab/>Esta pesquisa tem como objetivo a prospecção de áreas potenciais de mineralização de minério de grafita no sistema de nappes de Socorro–Guaxupé com o auxílio das técnicas de aprendizagem de máquina supervisionada e não-supervisionada com dados de sensores aeroportados e orbitais desenvolvendo mapas preditivos litológicos e prospectivo mineral. </text:p>
      <text:list xml:id="list115905098368236" text:continue-numbering="true" text:style-name="WWNum1">
        <text:list-item>
          <text:list>
            <text:list-item>
              <text:p text:style-name="P27"><text:bookmark text:name="_tyjcwt"/><text:span text:style-name="T11">1.3 </text:span><text:span text:style-name="T12">ÁREA DE ESTUDO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5905732114410" text:continue-numbering="true" text:style-name="WWNum1">
        <text:list-item>
          <text:p text:style-name="P20"><text:bookmark text:name="_9vtgktnwaa16"/></text:p>
        </text:list-item>
      </text:list>
      <text:p text:style-name="P10"/>
      <text:list xml:id="list115904954609732" text:continue-numbering="true" text:style-name="WWNum1">
        <text:list-item>
          <text:p text:style-name="P20"><text:bookmark text:name="_u1q36rd5z2e"/></text:p>
        </text:list-item>
      </text:list>
      <text:p text:style-name="P10"/>
      <text:list xml:id="list115906441792753" text:continue-numbering="true" text:style-name="WWNum1">
        <text:list-item>
          <text:p text:style-name="P20"><text:bookmark text:name="_hxhyh7fv6ekj"/><text:soft-page-break/></text:p>
        </text:list-item>
        <text:list-item>
          <text:p text:style-name="P24"><text:bookmark text:name="_3dy6vkm"/><text:tab/>II. CONTEXTO GEOL<text:span text:style-name="T12">ÓGICO</text:span></text:p>
          <text:list>
            <text:list-item>
              <text:p text:style-name="P27"><text:bookmark text:name="_1t3h5sf"/>2.1 NAPPE SOCORRO</text:p>
            </text:list-item>
            <text:list-item>
              <text:p text:style-name="P27"><text:bookmark text:name="_4d34og8"/>2.2 NAPPE GUAXUPÉ</text:p>
            </text:list-item>
          </text:list>
        </text:list-item>
      </text:list>
      <text:p text:style-name="P7"/>
      <text:list xml:id="list115904779738923" text:continue-numbering="true" text:style-name="WWNum1">
        <text:list-item>
          <text:p text:style-name="P23"><text:bookmark text:name="_b3kwtvq4o5ym"/></text:p>
        </text:list-item>
      </text:list>
      <text:p text:style-name="P7"/>
      <text:list xml:id="list115904367554922" text:continue-numbering="true" text:style-name="WWNum1">
        <text:list-item>
          <text:p text:style-name="P23"><text:bookmark text:name="_94to3hjgmcw3"/></text:p>
        </text:list-item>
      </text:list>
      <text:p text:style-name="P7"/>
      <text:list xml:id="list115905551058115" text:continue-numbering="true" text:style-name="WWNum1">
        <text:list-item>
          <text:p text:style-name="P23"><text:bookmark text:name="_ni1zp0ha8wks"/></text:p>
        </text:list-item>
      </text:list>
      <text:p text:style-name="P7"/>
      <text:list xml:id="list115905553941905" text:continue-numbering="true" text:style-name="WWNum1">
        <text:list-item>
          <text:p text:style-name="P23"><text:bookmark text:name="_9v191erxe6o1"/></text:p>
        </text:list-item>
      </text:list>
      <text:p text:style-name="P7"/>
      <text:list xml:id="list115904751491249" text:continue-numbering="true" text:style-name="WWNum1">
        <text:list-item>
          <text:p text:style-name="P23"><text:bookmark text:name="_b5h6j2wnxm81"/></text:p>
        </text:list-item>
      </text:list>
      <text:p text:style-name="P7"/>
      <text:list xml:id="list115906236821086" text:continue-numbering="true" text:style-name="WWNum1">
        <text:list-item>
          <text:p text:style-name="P23"><text:bookmark text:name="_8p3hn95j3dj5"/></text:p>
        </text:list-item>
      </text:list>
      <text:p text:style-name="P7"/>
      <text:list xml:id="list115904863213869" text:continue-numbering="true" text:style-name="WWNum1">
        <text:list-item>
          <text:p text:style-name="P23"><text:bookmark text:name="_93tcjshmjdm1"/></text:p>
        </text:list-item>
      </text:list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5904406745046" text:continue-numbering="true" text:style-name="WWNum1">
        <text:list-item>
          <text:p text:style-name="P23"><text:bookmark text:name="_3mi9dmxq8g3j"/></text:p>
        </text:list-item>
      </text:list>
      <text:p text:style-name="P7"/>
      <text:list xml:id="list115905526389489" text:continue-numbering="true" text:style-name="WWNum1">
        <text:list-item>
          <text:p text:style-name="P24"><text:bookmark text:name="_2s8eyo1"/><text:soft-page-break/><text:tab/>III. A GRAFITA</text:p>
          <text:list>
            <text:list-item>
              <text:p text:style-name="P27"><text:bookmark text:name="_17dp8vu"/>3.1 APRESENTAÇ<text:span text:style-name="T12">ÃO</text:span></text:p>
            </text:list-item>
            <text:list-item>
              <text:p text:style-name="P27"><text:bookmark text:name="_3rdcrjn"/>3.2 OCORRÊ NCIA</text:p>
            </text:list-item>
            <text:list-item>
              <text:p text:style-name="P27"><text:bookmark text:name="_26in1rg"/>3.3 TIPOS DE MINERALIZAÇÃO DE GRAFITA</text:p>
            </text:list-item>
            <text:list-item>
              <text:p text:style-name="P27"><text:bookmark text:name="_lnxbz9"/>3.4 GRAFITA NO SISTEMA DE NAPPES SOCORRO –GUAXUPÉ</text:p>
            </text:list-item>
          </text:list>
        </text:list-item>
      </text:list>
      <text:p text:style-name="P7"/>
      <text:list xml:id="list115905370258756" text:continue-numbering="true" text:style-name="WWNum1">
        <text:list-item>
          <text:p text:style-name="P23"><text:bookmark text:name="_z0vxc5j1dnav"/></text:p>
        </text:list-item>
      </text:list>
      <text:p text:style-name="P7"/>
      <text:list xml:id="list115905909090842" text:continue-numbering="true" text:style-name="WWNum1">
        <text:list-item>
          <text:p text:style-name="P23"><text:bookmark text:name="_6ybdnbaglbnl"/></text:p>
        </text:list-item>
      </text:list>
      <text:p text:style-name="P7"/>
      <text:list xml:id="list115905485354291" text:continue-numbering="true" text:style-name="WWNum1">
        <text:list-item>
          <text:p text:style-name="P23"><text:bookmark text:name="_1jw0dedmi26"/></text:p>
        </text:list-item>
      </text:list>
      <text:p text:style-name="P7"/>
      <text:list xml:id="list115906292550828" text:continue-numbering="true" text:style-name="WWNum1">
        <text:list-item>
          <text:p text:style-name="P23"><text:bookmark text:name="_ih8ye4ptr82b"/></text:p>
        </text:list-item>
      </text:list>
      <text:p text:style-name="P7"/>
      <text:list xml:id="list115905711093522" text:continue-numbering="true" text:style-name="WWNum1">
        <text:list-item>
          <text:p text:style-name="P23"><text:bookmark text:name="_svrk3jp82aup"/></text:p>
        </text:list-item>
      </text:list>
      <text:p text:style-name="P7"/>
      <text:list xml:id="list115906306276918" text:continue-numbering="true" text:style-name="WWNum1">
        <text:list-item>
          <text:p text:style-name="P23"><text:bookmark text:name="_guw80cefe3gl"/></text:p>
        </text:list-item>
      </text:list>
      <text:p text:style-name="P7"/>
      <text:list xml:id="list115904468915048" text:continue-numbering="true" text:style-name="WWNum1">
        <text:list-item>
          <text:p text:style-name="P23"><text:bookmark text:name="_crgfkl51wypk"/></text:p>
        </text:list-item>
      </text:list>
      <text:p text:style-name="P7"/>
      <text:list xml:id="list115905581613348" text:continue-numbering="true" text:style-name="WWNum1">
        <text:list-item>
          <text:p text:style-name="P23"><text:bookmark text:name="_i5ez59bdmct7"/></text:p>
        </text:list-item>
      </text:list>
      <text:p text:style-name="P7"/>
      <text:list xml:id="list115905137128073" text:continue-numbering="true" text:style-name="WWNum1">
        <text:list-item>
          <text:p text:style-name="P23"><text:bookmark text:name="_p9fo52329465"/></text:p>
        </text:list-item>
      </text:list>
      <text:p text:style-name="P3"/>
      <text:p text:style-name="P3"/>
      <text:p text:style-name="P3"/>
      <text:p text:style-name="P3"/>
      <text:list xml:id="list115905562603038" text:continue-numbering="true" text:style-name="WWNum1">
        <text:list-item>
          <text:p text:style-name="P17"><text:bookmark text:name="_iunik7s39mnq"/><text:soft-page-break/><text:tab/>IV. <text:span text:style-name="T12">MATERIAIS</text:span></text:p>
          <text:list>
            <text:list-item>
              <text:p text:style-name="P27"><text:bookmark text:name="_35nkun2"/>4.1 APRESENTAÇÃO</text:p>
            </text:list-item>
            <text:list-item>
              <text:p text:style-name="P27"><text:bookmark text:name="_1ksv4uv"/>4.2 PROJETOS AEROGEOFÍSICOS</text:p>
              <text:list>
                <text:list-item>
                  <text:p text:style-name="P30"><text:bookmark text:name="_44sinio"/>4.2.1 <text:span text:style-name="T12">SÃO JOSÉ DOS CAMPOS – RESENDE</text:span></text:p>
                </text:list-item>
                <text:list-item>
                  <text:p text:style-name="P30"><text:bookmark text:name="_2jxsxqh"/>4.2.2 S<text:span text:style-name="T12">ÃO PAULO – RIO DE JANEIRO (ÁREA SÃO PAULO)</text:span></text:p>
                </text:list-item>
                <text:list-item>
                  <text:p text:style-name="P31"><text:bookmark text:name="_z337ya"/>4.2.3 ÁREA 14 MINAS GERAIS – POÇOS DE CALDAS – VARGINHA – ANDRELÂNDIA</text:p>
                </text:list-item>
              </text:list>
            </text:list-item>
            <text:list-item>
              <text:p text:style-name="P26"><text:bookmark text:name="_3j2qqm3"/>4.3 FERRAMENTAS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5906427186973" text:continue-numbering="true" text:style-name="WWNum1">
        <text:list-item>
          <text:p text:style-name="P17"><text:bookmark text:name="_adnn2vxxmevv"/><text:soft-page-break/></text:p>
        </text:list-item>
        <text:list-item>
          <text:p text:style-name="P17"><text:bookmark text:name="_1y810tw"/><text:tab/>V. MÉTODOS</text:p>
          <text:list>
            <text:list-item>
              <text:p text:style-name="P26"><text:bookmark text:name="_4i7ojhp"/>5.1 APRESENTAÇÃO</text:p>
            </text:list-item>
            <text:list-item>
              <text:p text:style-name="P26"><text:bookmark text:name="_2xcytpi"/>5.2 M<text:span text:style-name="T12">ÉTODO AEROMAGNETOMÉTRICO</text:span></text:p>
            </text:list-item>
            <text:list-item>
              <text:p text:style-name="P28"><text:bookmark text:name="_1ci93xb"/>5.3 PROCESSAMENTO DE DADOS AEROMAGNETOMÉTRICOS</text:p>
              <text:list>
                <text:list-item>
                  <text:p text:style-name="P29"><text:bookmark text:name="_3whwml4"/><text:tab/>5.3.1 Pré-processamento dos dados aeromagnetom<text:span text:style-name="T12">étricos</text:span></text:p>
                </text:list-item>
                <text:list-item>
                  <text:p text:style-name="P29"><text:bookmark text:name="_2bn6wsx"/><text:tab/>5.3.2 Interpolaç<text:span text:style-name="T12">ão dos dados aeromagnetométricos</text:span></text:p>
                </text:list-item>
                <text:list-item>
                  <text:p text:style-name="P29"><text:bookmark text:name="_qsh70q"/><text:tab/>5.3.3 Amplitude do Sinal Anal<text:span text:style-name="T12">ítico</text:span></text:p>
                </text:list-item>
                <text:list-item>
                  <text:p text:style-name="P29"><text:bookmark text:name="_3as4poj"/><text:tab/>5.3.4 Gradiente Horizontal Total</text:p>
                </text:list-item>
              </text:list>
            </text:list-item>
            <text:list-item>
              <text:p text:style-name="P26"><text:bookmark text:name="_1pxezwc"/>5.4 M<text:span text:style-name="T12">ÉTODO AEROGAMAESPECTROMÉTRICO</text:span></text:p>
            </text:list-item>
            <text:list-item>
              <text:p text:style-name="P26"><text:bookmark text:name="_49x2ik5"/>5.5 PROCESSAMENTO DE DADOS AEROGAMAESPECTROMÉTRICOS</text:p>
              <text:list>
                <text:list-item>
                  <text:p text:style-name="P29"><text:bookmark text:name="_2p2csry"/><text:tab/>5.5.1 Pr<text:span text:style-name="T12">é-processamento dos dados aerogamaespectrométricos</text:span></text:p>
                </text:list-item>
                <text:list-item>
                  <text:p text:style-name="P29"><text:bookmark text:name="_147n2zr"/><text:tab/>5.5.2 Interpolação dos dados gama espectrom<text:span text:style-name="T12">étricos</text:span></text:p>
                </text:list-item>
                <text:list-item>
                  <text:p text:style-name="P29"><text:bookmark text:name="_3o7alnk"/><text:tab/>5.5.3 Mapas ternários</text:p>
                </text:list-item>
              </text:list>
            </text:list-item>
            <text:list-item>
              <text:p text:style-name="P26"><text:bookmark text:name="_23ckvvd"/>5.6 M<text:span text:style-name="T12">ÉTODOS DE CLASSIFICAÇÃO NÃO-SUPERVISIONADA</text:span></text:p>
              <text:list>
                <text:list-item>
                  <text:p text:style-name="P29"><text:bookmark text:name="_ihv636"/><text:tab/>5.6.1 SELF-ORGANIZING MAPS (SOM)</text:p>
                </text:list-item>
              </text:list>
            </text:list-item>
            <text:list-item>
              <text:p text:style-name="P26"><text:bookmark text:name="_32hioqz"/>5.7 M<text:span text:style-name="T12">ÉTODOS DE CLASSIFICAÇÃO SUPERVISIONADA</text:span></text:p>
              <text:list>
                <text:list-item>
                  <text:p text:style-name="P29"><text:bookmark text:name="_1hmsyys"/><text:tab/>5.7.1 <text:span text:style-name="T13">RANDOM FORESTS</text:span></text:p>
                </text:list-item>
                <text:list-item>
                  <text:p text:style-name="P29"><text:bookmark text:name="_41mghml"/><text:tab/>5.7.1 <text:span text:style-name="T13">SUPPORT VECTOR MACHINES</text:span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list xml:id="list115904984872974" text:continue-numbering="true" text:style-name="WWNum1">
        <text:list-item>
          <text:p text:style-name="P22"><text:bookmark text:name="_oe8k8xse1jjv"/></text:p>
        </text:list-item>
      </text:list>
      <text:p text:style-name="P12"/>
      <text:list xml:id="list115904873686337" text:continue-numbering="true" text:style-name="WWNum1">
        <text:list-item>
          <text:p text:style-name="P22"><text:bookmark text:name="_ecxyfoae3bkd"/></text:p>
        </text:list-item>
      </text:list>
      <text:p text:style-name="P12"/>
      <text:list xml:id="list115905949606655" text:continue-numbering="true" text:style-name="WWNum1">
        <text:list-item>
          <text:p text:style-name="P22"><text:bookmark text:name="_akr3758e4gbc"/></text:p>
        </text:list-item>
      </text:list>
      <text:p text:style-name="P12"/>
      <text:list xml:id="list115904440902077" text:continue-numbering="true" text:style-name="WWNum1">
        <text:list-item>
          <text:p text:style-name="P22"><text:bookmark text:name="_tzp6wo8hfjw5"/><text:soft-page-break/></text:p>
        </text:list-item>
        <text:list-item>
          <text:p text:style-name="P17"><text:bookmark text:name="_2grqrue"/>VI. RESULTADOS E DISCUSS<text:span text:style-name="T12">ÕES</text:span></text:p>
          <text:list>
            <text:list-item>
              <text:p text:style-name="P26"><text:bookmark text:name="_vx1227"/><text:tab/>6.1 APRESENTAÇÃO</text:p>
            </text:list-item>
            <text:list-item>
              <text:p text:style-name="P26"><text:bookmark text:name="_3fwokq0"/><text:tab/><text:span text:style-name="T9">6.2 INTERPRETAÇÃO DOS DADOS AEROMAGNETOMÉTRICOS</text:span></text:p>
            </text:list-item>
          </text:list>
        </text:list-item>
      </text:list>
      <text:p text:style-name="P11"/>
      <text:list xml:id="list115904900174019" text:continue-numbering="true" text:style-name="WWNum1">
        <text:list-item>
          <text:p text:style-name="P25"><text:bookmark text:name="_16gy9pl0mtxs"/></text:p>
        </text:list-item>
      </text:list>
      <text:p text:style-name="P11"/>
      <text:list xml:id="list115904933946153" text:continue-numbering="true" text:style-name="WWNum1">
        <text:list-item>
          <text:p text:style-name="P25"><text:bookmark text:name="_3q6hhxl8ob7d"/></text:p>
        </text:list-item>
      </text:list>
      <text:p text:style-name="P11"/>
      <text:list xml:id="list115904703305481" text:continue-numbering="true" text:style-name="WWNum1">
        <text:list-item>
          <text:p text:style-name="P25"><text:bookmark text:name="_523g3bm1oj2o"/></text:p>
        </text:list-item>
      </text:list>
      <text:p text:style-name="P11"/>
      <text:list xml:id="list115905796641416" text:continue-numbering="true" text:style-name="WWNum1">
        <text:list-item>
          <text:p text:style-name="P25"><text:bookmark text:name="_bolbpaqwy5yd"/></text:p>
        </text:list-item>
      </text:list>
      <text:p text:style-name="P11"/>
      <text:list xml:id="list115905348185276" text:continue-numbering="true" text:style-name="WWNum1">
        <text:list-item>
          <text:p text:style-name="P25"><text:bookmark text:name="_vpop9eu6vn10"/></text:p>
        </text:list-item>
      </text:list>
      <text:p text:style-name="P11"/>
      <text:list xml:id="list115904449129448" text:continue-numbering="true" text:style-name="WWNum1">
        <text:list-item>
          <text:p text:style-name="P25"><text:bookmark text:name="_qm855eawbm8"/></text:p>
        </text:list-item>
      </text:list>
      <text:p text:style-name="P11"/>
      <text:list xml:id="list115905036330373" text:continue-numbering="true" text:style-name="WWNum1">
        <text:list-item>
          <text:p text:style-name="P25"><text:bookmark text:name="_v1rf8yv4w0if"/></text:p>
        </text:list-item>
      </text:list>
      <text:p text:style-name="P11"/>
      <text:list xml:id="list115904795807831" text:continue-numbering="true" text:style-name="WWNum1">
        <text:list-item>
          <text:p text:style-name="P25"><text:bookmark text:name="_qh8hldaprq9l"/></text:p>
        </text:list-item>
      </text:list>
      <text:p text:style-name="P11"/>
      <text:list xml:id="list115906421700134" text:continue-numbering="true" text:style-name="WWNum1">
        <text:list-item>
          <text:p text:style-name="P25"><text:bookmark text:name="_jwshykncon9e"/></text:p>
        </text:list-item>
      </text:list>
      <text:p text:style-name="P11"/>
      <text:list xml:id="list115904961991289" text:continue-numbering="true" text:style-name="WWNum1">
        <text:list-item>
          <text:p text:style-name="P25"><text:bookmark text:name="_phfwg07lupab"/></text:p>
        </text:list-item>
      </text:list>
      <text:p text:style-name="P11"/>
      <text:list xml:id="list115906331161930" text:continue-numbering="true" text:style-name="WWNum1">
        <text:list-item>
          <text:p text:style-name="P25"><text:bookmark text:name="_17k4rdxt61rc"/></text:p>
        </text:list-item>
      </text:list>
      <text:p text:style-name="P11"/>
      <text:list xml:id="list115905080642560" text:continue-numbering="true" text:style-name="WWNum1">
        <text:list-item>
          <text:p text:style-name="P25"><text:bookmark text:name="_eb9k3wlcx7s8"/></text:p>
        </text:list-item>
      </text:list>
      <text:p text:style-name="P11"/>
      <text:p text:style-name="P11"/>
      <text:list xml:id="list115904613510013" text:continue-numbering="true" text:style-name="WWNum1">
        <text:list-item>
          <text:p text:style-name="P25"><text:bookmark text:name="_9z9r1lkf36y0"/></text:p>
        </text:list-item>
      </text:list>
      <text:p text:style-name="P11"/>
      <text:list xml:id="list115905522632181" text:continue-numbering="true" text:style-name="WWNum1">
        <text:list-item>
          <text:p text:style-name="P25"><text:bookmark text:name="_ssqavf32s79"/></text:p>
        </text:list-item>
      </text:list>
      <text:p text:style-name="P11"/>
      <text:list xml:id="list115906119553681" text:continue-numbering="true" text:style-name="WWNum1">
        <text:list-item>
          <text:p text:style-name="P17"><text:bookmark text:name="_1v1yuxt"/><text:soft-page-break/>VII. CONCLUS<text:span text:style-name="T12">ÕES</text:span></text:p>
        </text:list-item>
      </text:list>
      <text:p text:style-name="P11"/>
      <text:list xml:id="list115905920281245" text:continue-numbering="true" text:style-name="WWNum1">
        <text:list-item>
          <text:p text:style-name="P21"><text:bookmark text:name="_i5uez5u83e6"/></text:p>
        </text:list-item>
      </text:list>
      <text:p text:style-name="P11"/>
      <text:list xml:id="list115905255100629" text:continue-numbering="true" text:style-name="WWNum1">
        <text:list-item>
          <text:p text:style-name="P21"><text:bookmark text:name="_taymrrxrr828"/></text:p>
        </text:list-item>
      </text:list>
      <text:p text:style-name="P11"/>
      <text:list xml:id="list115906245972294" text:continue-numbering="true" text:style-name="WWNum1">
        <text:list-item>
          <text:p text:style-name="P21"><text:bookmark text:name="_esgcm2j8drqz"/></text:p>
        </text:list-item>
      </text:list>
      <text:p text:style-name="P11"/>
      <text:list xml:id="list115906101053116" text:continue-numbering="true" text:style-name="WWNum1">
        <text:list-item>
          <text:p text:style-name="P21"><text:bookmark text:name="_b3dfzzx2j9fn"/></text:p>
        </text:list-item>
      </text:list>
      <text:p text:style-name="P11"/>
      <text:list xml:id="list115905420981543" text:continue-numbering="true" text:style-name="WWNum1">
        <text:list-item>
          <text:p text:style-name="P21"><text:bookmark text:name="_w2fftinsrmks"/></text:p>
        </text:list-item>
      </text:list>
      <text:p text:style-name="P11"/>
      <text:list xml:id="list115905785353283" text:continue-numbering="true" text:style-name="WWNum1">
        <text:list-item>
          <text:p text:style-name="P21"><text:bookmark text:name="_5vjrp2k708ft"/></text:p>
        </text:list-item>
      </text:list>
      <text:p text:style-name="P11"/>
      <text:list xml:id="list115905457295021" text:continue-numbering="true" text:style-name="WWNum1">
        <text:list-item>
          <text:p text:style-name="P21"><text:bookmark text:name="_m8q4qzwtpy7q"/></text:p>
        </text:list-item>
      </text:list>
      <text:p text:style-name="P11"/>
      <text:list xml:id="list115906247130147" text:continue-numbering="true" text:style-name="WWNum1">
        <text:list-item>
          <text:p text:style-name="P21"><text:bookmark text:name="_8yxwv0vq0jj5"/></text:p>
        </text:list-item>
      </text:list>
      <text:p text:style-name="P11"/>
      <text:list xml:id="list115905405034901" text:continue-numbering="true" text:style-name="WWNum1">
        <text:list-item>
          <text:p text:style-name="P21"><text:bookmark text:name="_oqmb9idwhcij"/></text:p>
        </text:list-item>
      </text:list>
      <text:p text:style-name="P11"/>
      <text:list xml:id="list115904704845356" text:continue-numbering="true" text:style-name="WWNum1">
        <text:list-item>
          <text:p text:style-name="P21"><text:bookmark text:name="_1102m9mw349u"/></text:p>
        </text:list-item>
      </text:list>
      <text:p text:style-name="P11"/>
      <text:list xml:id="list115905917869545" text:continue-numbering="true" text:style-name="WWNum1">
        <text:list-item>
          <text:p text:style-name="P21"><text:bookmark text:name="_witvq0xj0ie2"/></text:p>
        </text:list-item>
      </text:list>
      <text:p text:style-name="P11"/>
      <text:list xml:id="list115905074236585" text:continue-numbering="true" text:style-name="WWNum1">
        <text:list-item>
          <text:p text:style-name="P21"><text:bookmark text:name="_igotn234y47a"/></text:p>
        </text:list-item>
      </text:list>
      <text:p text:style-name="P11"/>
      <text:list xml:id="list115905908093470" text:continue-numbering="true" text:style-name="WWNum1">
        <text:list-item>
          <text:p text:style-name="P21"><text:bookmark text:name="_amjpzjni32ad"/></text:p>
        </text:list-item>
      </text:list>
      <text:p text:style-name="P11"/>
      <text:list xml:id="list115906303503311" text:continue-numbering="true" text:style-name="WWNum1">
        <text:list-item>
          <text:p text:style-name="P21"><text:bookmark text:name="_8zwuglyoi188"/></text:p>
        </text:list-item>
      </text:list>
      <text:p text:style-name="P11"/>
      <text:list xml:id="list115906367917645" text:continue-numbering="true" text:style-name="WWNum1">
        <text:list-item>
          <text:p text:style-name="P21"><text:bookmark text:name="_wdxyo0doi1n9"/></text:p>
        </text:list-item>
      </text:list>
      <text:p text:style-name="P11"/>
      <text:list xml:id="list115905083767672" text:continue-numbering="true" text:style-name="WWNum1">
        <text:list-item>
          <text:p text:style-name="P21"><text:bookmark text:name="_8b455srgzbju"/></text:p>
        </text:list-item>
      </text:list>
      <text:p text:style-name="P11"/>
      <text:list xml:id="list115905865934951" text:continue-numbering="true" text:style-name="WWNum1">
        <text:list-item>
          <text:p text:style-name="P17"><text:bookmark text:name="_4f1mdlm"/><text:soft-page-break/>VIII. BIBLIOGRAFIA</text:p>
        </text:list-item>
        <text:list-item>
          <text:p text:style-name="P21"><text:bookmark text:name="_9domcuyhw258"/>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left="0in" fo:margin-right="0in" fo:margin-top="0.139in" fo:margin-bottom="0.0835in" style:contextual-spacing="false" fo:line-height="100%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left="0in" fo:margin-right="0in" fo:margin-top="0.0972in" fo:margin-bottom="0.0835in" style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0.7035in" fo:margin-right="0.4311in" fo:margin-top="0.9043in" fo:margin-bottom="0in" style:contextual-spacing="false" fo:line-height="130%" fo:text-align="center" style:justify-single-word="false" fo:text-indent="0in" style:auto-text-indent="false" fo:keep-with-next="always"/>
      <style:text-properties style:font-name="Arial" fo:font-family="Arial" style:font-family-generic="roman" style:font-pitch="variable" fo:font-size="28pt" fo:font-weight="normal" style:font-name-asian="Arial1" style:font-family-asian="Arial" style:font-family-generic-asian="system" style:font-pitch-asian="variable" style:font-size-asian="28pt" style:font-weight-asian="normal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normal" style:class="chapter">
      <style:paragraph-properties fo:margin-left="0in" fo:margin-right="2.2811in" fo:margin-top="0.6874in" fo:margin-bottom="0in" style:contextual-spacing="false" fo:line-height="120%" fo:text-align="end" style:justify-single-word="false" fo:text-indent="0in" style:auto-text-indent="false" fo:keep-with-next="always"/>
      <style:text-properties fo:font-variant="normal" fo:text-transform="none" fo:color="#000000" loext:opacity="100%" style:text-line-through-style="none" style:text-line-through-type="none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6T14:19:49.226306078</dc:date>
    <meta:editing-duration>PT7M6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6" meta:paragraph-count="220" meta:word-count="967" meta:character-count="5628" meta:non-whitespace-character-count="4785"/>
  </office:meta>
</office:document-meta>
</file>